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0080"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0000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color="#008000"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800080" draw:marker-start="Arrow" draw:marker-start-width="0.3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00080" fo:font-size="9pt"/>
    </style:style>
    <style:style style:name="P5" style:family="paragraph">
      <style:text-properties fo:color="#800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/>
    </style:style>
    <style:style style:name="P8" style:family="paragraph">
      <style:text-properties fo:color="#0000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800080" fo:font-size="9pt" style:font-size-asian="18pt" style:font-size-complex="18pt"/>
    </style:style>
    <style:style style:name="T1" style:family="text">
      <style:text-properties fo:color="#800080" fo:font-size="9pt"/>
    </style:style>
    <style:style style:name="T2" style:family="text">
      <style:text-properties fo:color="#800000"/>
    </style:style>
    <style:style style:name="T3" style:family="text">
      <style:text-properties fo:color="#008000"/>
    </style:style>
    <style:style style:name="T4" style:family="text">
      <style:text-properties fo:color="#0000ff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color="#800080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g>
            <draw:g>
              <draw:custom-shape draw:style-name="gr1" draw:text-style-name="P1" draw:layer="layout" svg:width="2cm" svg:height="2cm" svg:x="4cm" svg:y="1.766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cm" svg:height="1cm" svg:x="4.999cm" svg:y="1.76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3" draw:text-style-name="P1" draw:layer="layout" svg:x1="2.3cm" svg:y1="0.761cm" svg:x2="7.8cm" svg:y2="0.761cm">
                <text:p/>
              </draw:line>
              <draw:line draw:style-name="gr3" draw:text-style-name="P1" draw:layer="layout" svg:x1="2.3cm" svg:y1="4.761cm" svg:x2="7.8cm" svg:y2="4.761cm">
                <text:p/>
              </draw:line>
              <draw:line draw:style-name="gr3" draw:text-style-name="P1" draw:layer="layout" svg:x1="2.3cm" svg:y1="2.757cm" svg:x2="7.8cm" svg:y2="2.761cm">
                <text:p/>
              </draw:line>
              <draw:line draw:style-name="gr3" draw:text-style-name="P1" draw:layer="layout" svg:x1="6.992cm" svg:y1="0.538cm" svg:x2="6.989cm" svg:y2="5.6cm">
                <text:p/>
              </draw:line>
              <draw:line draw:style-name="gr3" draw:text-style-name="P1" draw:layer="layout" svg:x1="4.987cm" svg:y1="0.538cm" svg:x2="4.989cm" svg:y2="5.6cm">
                <text:p/>
              </draw:line>
              <draw:line draw:style-name="gr3" draw:text-style-name="P1" draw:layer="layout" svg:x1="2.992cm" svg:y1="0.538cm" svg:x2="2.989cm" svg:y2="5.6cm">
                <text:p/>
              </draw:line>
              <draw:circle draw:style-name="gr4" draw:text-style-name="P2" draw:layer="layout" svg:width="0.2cm" svg:height="0.2cm" svg:x="2.889cm" svg:y="0.661cm">
                <text:p/>
              </draw:circle>
              <draw:circle draw:style-name="gr4" draw:text-style-name="P2" draw:layer="layout" svg:width="0.2cm" svg:height="0.2cm" svg:x="4.889cm" svg:y="0.661cm">
                <text:p/>
              </draw:circle>
              <draw:circle draw:style-name="gr4" draw:text-style-name="P2" draw:layer="layout" svg:width="0.2cm" svg:height="0.2cm" svg:x="2.889cm" svg:y="2.661cm">
                <text:p/>
              </draw:circle>
              <draw:circle draw:style-name="gr4" draw:text-style-name="P2" draw:layer="layout" svg:width="0.2cm" svg:height="0.2cm" svg:x="4.889cm" svg:y="2.661cm">
                <text:p/>
              </draw:circle>
              <draw:circle draw:style-name="gr4" draw:text-style-name="P2" draw:layer="layout" svg:width="0.2cm" svg:height="0.2cm" svg:x="2.889cm" svg:y="4.661cm">
                <text:p/>
              </draw:circle>
              <draw:circle draw:style-name="gr4" draw:text-style-name="P2" draw:layer="layout" svg:width="0.2cm" svg:height="0.2cm" svg:x="4.889cm" svg:y="4.661cm">
                <text:p/>
              </draw:circle>
              <draw:frame draw:style-name="gr5" draw:layer="layout" svg:width="0.074cm" svg:height="0.357cm" draw:transform="rotate (-1.5707963267949) translate (5.155cm 5.762cm)">
                <draw:text-box>
                  <text:p>i</text:p>
                </draw:text-box>
              </draw:frame>
              <draw:frame draw:style-name="gr5" draw:layer="layout" svg:width="0.705cm" svg:height="0.357cm" draw:transform="rotate (-1.5707963267949) translate (6.142cm 5.762cm)">
                <draw:text-box>
                  <text:p>i+1/2</text:p>
                </draw:text-box>
              </draw:frame>
              <draw:frame draw:style-name="gr5" draw:layer="layout" svg:width="0.438cm" svg:height="0.357cm" draw:transform="rotate (-1.5707963267949) translate (7.233cm 5.762cm)">
                <draw:text-box>
                  <text:p>i+1</text:p>
                </draw:text-box>
              </draw:frame>
              <draw:frame draw:style-name="gr5" draw:layer="layout" svg:width="0.074cm" svg:height="0.357cm" svg:x="1.893cm" svg:y="2.562cm">
                <draw:text-box>
                  <text:p>j</text:p>
                </draw:text-box>
              </draw:frame>
              <draw:frame draw:style-name="gr5" draw:layer="layout" svg:width="0.705cm" svg:height="0.357cm" svg:x="1.532cm" svg:y="3.543cm">
                <draw:text-box>
                  <text:p>j+1/2</text:p>
                </draw:text-box>
              </draw:frame>
              <draw:frame draw:style-name="gr5" draw:layer="layout" svg:width="0.438cm" svg:height="0.357cm" svg:x="1.693cm" svg:y="4.582cm">
                <draw:text-box>
                  <text:p>j+1</text:p>
                </draw:text-box>
              </draw:frame>
              <draw:frame draw:style-name="gr5" draw:layer="layout" svg:width="0.535cm" svg:height="0.357cm" svg:x="5.1cm" svg:y="2.75cm">
                <draw:text-box>
                  <text:p>(i, j)</text:p>
                </draw:text-box>
              </draw:frame>
              <draw:circle draw:style-name="gr4" draw:text-style-name="P2" draw:layer="layout" svg:width="0.2cm" svg:height="0.2cm" svg:x="6.889cm" svg:y="0.661cm">
                <text:p/>
              </draw:circle>
              <draw:circle draw:style-name="gr4" draw:text-style-name="P2" draw:layer="layout" svg:width="0.2cm" svg:height="0.2cm" svg:x="6.889cm" svg:y="2.661cm">
                <text:p/>
              </draw:circle>
              <draw:circle draw:style-name="gr4" draw:text-style-name="P2" draw:layer="layout" svg:width="0.2cm" svg:height="0.2cm" svg:x="6.889cm" svg:y="4.661cm">
                <text:p/>
              </draw:circle>
              <draw:frame draw:style-name="gr5" draw:layer="layout" svg:width="0.18cm" svg:height="0.357cm" svg:x="5.4cm" svg:y="2.06cm">
                <draw:text-box>
                  <text:p>1</text:p>
                </draw:text-box>
              </draw:frame>
              <draw:frame draw:style-name="gr5" draw:layer="layout" svg:width="0.18cm" svg:height="0.357cm" svg:x="5.4cm" svg:y="3.087cm">
                <draw:text-box>
                  <text:p>2</text:p>
                </draw:text-box>
              </draw:frame>
              <draw:frame draw:style-name="gr5" draw:layer="layout" svg:width="0.18cm" svg:height="0.357cm" svg:x="4.4cm" svg:y="3.087cm">
                <draw:text-box>
                  <text:p>3</text:p>
                </draw:text-box>
              </draw:frame>
              <draw:frame draw:style-name="gr5" draw:layer="layout" svg:width="0.18cm" svg:height="0.357cm" svg:x="4.4cm" svg:y="2.06cm">
                <draw:text-box>
                  <text:p>4</text:p>
                </draw:text-box>
              </draw:frame>
              <draw:frame draw:style-name="gr5" draw:layer="layout" svg:width="0.18cm" svg:height="0.357cm" svg:x="6.4cm" svg:y="3.087cm">
                <draw:text-box>
                  <text:p>3</text:p>
                </draw:text-box>
              </draw:frame>
              <draw:frame draw:style-name="gr5" draw:layer="layout" svg:width="0.18cm" svg:height="0.357cm" svg:x="6.4cm" svg:y="2.06cm">
                <draw:text-box>
                  <text:p>4</text:p>
                </draw:text-box>
              </draw:frame>
              <draw:frame draw:style-name="gr5" draw:layer="layout" svg:width="0.18cm" svg:height="0.357cm" svg:x="3.4cm" svg:y="2.06cm">
                <draw:text-box>
                  <text:p>1</text:p>
                </draw:text-box>
              </draw:frame>
              <draw:frame draw:style-name="gr5" draw:layer="layout" svg:width="0.18cm" svg:height="0.357cm" svg:x="3.4cm" svg:y="3.087cm">
                <draw:text-box>
                  <text:p>2</text:p>
                </draw:text-box>
              </draw:frame>
              <draw:frame draw:style-name="gr5" draw:layer="layout" svg:width="0.18cm" svg:height="0.357cm" svg:x="3.4cm" svg:y="4.06cm">
                <draw:text-box>
                  <text:p>1</text:p>
                </draw:text-box>
              </draw:frame>
              <draw:frame draw:style-name="gr5" draw:layer="layout" svg:width="0.18cm" svg:height="0.357cm" svg:x="5.4cm" svg:y="4.06cm">
                <draw:text-box>
                  <text:p>1</text:p>
                </draw:text-box>
              </draw:frame>
              <draw:frame draw:style-name="gr5" draw:layer="layout" svg:width="0.18cm" svg:height="0.357cm" svg:x="4.4cm" svg:y="4.06cm">
                <draw:text-box>
                  <text:p>4</text:p>
                </draw:text-box>
              </draw:frame>
              <draw:frame draw:style-name="gr5" draw:layer="layout" svg:width="0.18cm" svg:height="0.357cm" svg:x="6.4cm" svg:y="4.06cm">
                <draw:text-box>
                  <text:p>4</text:p>
                </draw:text-box>
              </draw:frame>
              <draw:frame draw:style-name="gr5" draw:layer="layout" svg:width="0.18cm" svg:height="0.357cm" svg:x="5.4cm" svg:y="1.087cm">
                <draw:text-box>
                  <text:p>2</text:p>
                </draw:text-box>
              </draw:frame>
              <draw:frame draw:style-name="gr5" draw:layer="layout" svg:width="0.18cm" svg:height="0.357cm" svg:x="4.4cm" svg:y="1.087cm">
                <draw:text-box>
                  <text:p>3</text:p>
                </draw:text-box>
              </draw:frame>
              <draw:frame draw:style-name="gr5" draw:layer="layout" svg:width="0.18cm" svg:height="0.357cm" svg:x="6.4cm" svg:y="1.087cm">
                <draw:text-box>
                  <text:p>3</text:p>
                </draw:text-box>
              </draw:frame>
              <draw:frame draw:style-name="gr5" draw:layer="layout" svg:width="0.18cm" svg:height="0.357cm" svg:x="3.4cm" svg:y="1.087cm">
                <draw:text-box>
                  <text:p>2</text:p>
                </draw:text-box>
              </draw:frame>
            </draw:g>
            <draw:line draw:style-name="gr6" draw:text-style-name="P4" draw:layer="layout" svg:x1="3.6cm" svg:y1="7.2cm" svg:x2="6.6cm" svg:y2="7.2cm">
              <text:p text:style-name="P3"><text:span text:style-name="T1">longitude</text:span></text:p>
              <text:p text:style-name="P3"><text:span text:style-name="T1">dimension n° 1</text:span></text:p>
            </draw:line>
            <draw:g>
              <draw:line draw:style-name="gr7" draw:text-style-name="P1" draw:layer="layout" svg:x1="2.3cm" svg:y1="1.761cm" svg:x2="7.8cm" svg:y2="1.761cm">
                <text:p/>
              </draw:line>
              <draw:line draw:style-name="gr7" draw:text-style-name="P1" draw:layer="layout" svg:x1="2.992cm" svg:y1="1.038cm" svg:x2="2.989cm" svg:y2="5.361cm">
                <text:p/>
              </draw:line>
              <draw:frame draw:style-name="gr8" draw:text-style-name="P5" draw:layer="layout" svg:width="0.159cm" svg:height="0.357cm" svg:x="2.9cm" svg:y="1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159cm" svg:height="0.357cm" svg:x="4.9cm" svg:y="1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159cm" svg:height="0.357cm" svg:x="6.9cm" svg:y="1.561cm">
                <draw:text-box>
                  <text:p><text:span text:style-name="T2">v</text:span></text:p>
                </draw:text-box>
              </draw:frame>
              <draw:line draw:style-name="gr7" draw:text-style-name="P1" draw:layer="layout" svg:x1="2.3cm" svg:y1="3.761cm" svg:x2="7.8cm" svg:y2="3.761cm">
                <text:p/>
              </draw:line>
              <draw:frame draw:style-name="gr8" draw:text-style-name="P5" draw:layer="layout" svg:width="0.159cm" svg:height="0.357cm" svg:x="2.9cm" svg:y="3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692cm" svg:height="0.357cm" svg:x="4.9cm" svg:y="3.561cm">
                <draw:text-box>
                  <text:p><text:span text:style-name="T2">v(i, j)</text:span></text:p>
                </draw:text-box>
              </draw:frame>
              <draw:frame draw:style-name="gr8" draw:text-style-name="P5" draw:layer="layout" svg:width="0.159cm" svg:height="0.357cm" svg:x="6.9cm" svg:y="3.561cm">
                <draw:text-box>
                  <text:p><text:span text:style-name="T2">v</text:span></text:p>
                </draw:text-box>
              </draw:frame>
            </draw:g>
            <draw:g>
              <draw:line draw:style-name="gr9" draw:text-style-name="P6" draw:layer="layout" svg:x1="2.8cm" svg:y1="0.761cm" svg:x2="7.4cm" svg:y2="0.761cm">
                <text:p/>
              </draw:line>
              <draw:line draw:style-name="gr9" draw:text-style-name="P6" draw:layer="layout" svg:x1="2.8cm" svg:y1="4.761cm" svg:x2="6.869cm" svg:y2="4.761cm">
                <text:p/>
              </draw:line>
              <draw:line draw:style-name="gr9" draw:text-style-name="P6" draw:layer="layout" svg:x1="2.8cm" svg:y1="2.757cm" svg:x2="6.869cm" svg:y2="2.761cm">
                <text:p/>
              </draw:line>
              <draw:line draw:style-name="gr9" draw:text-style-name="P6" draw:layer="layout" svg:x1="3.989cm" svg:y1="0.261cm" svg:x2="4cm" svg:y2="5.6cm">
                <text:p/>
              </draw:line>
              <draw:frame draw:style-name="gr8" draw:text-style-name="P7" draw:layer="layout" svg:width="0.18cm" svg:height="0.357cm" svg:x="3.906cm" svg:y="0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18cm" svg:height="0.357cm" svg:x="3.906cm" svg:y="2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18cm" svg:height="0.357cm" svg:x="3.906cm" svg:y="4.573cm">
                <draw:text-box>
                  <text:p><text:span text:style-name="T3">u</text:span></text:p>
                </draw:text-box>
              </draw:frame>
              <draw:line draw:style-name="gr9" draw:text-style-name="P6" draw:layer="layout" svg:x1="5.989cm" svg:y1="0.261cm" svg:x2="6cm" svg:y2="5.6cm">
                <text:p/>
              </draw:line>
              <draw:frame draw:style-name="gr8" draw:text-style-name="P7" draw:layer="layout" svg:width="0.18cm" svg:height="0.357cm" svg:x="5.906cm" svg:y="0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713cm" svg:height="0.357cm" svg:x="5.906cm" svg:y="2.573cm">
                <draw:text-box>
                  <text:p><text:span text:style-name="T3">u(i, j)</text:span></text:p>
                </draw:text-box>
              </draw:frame>
              <draw:frame draw:style-name="gr8" draw:text-style-name="P7" draw:layer="layout" svg:width="0.18cm" svg:height="0.357cm" svg:x="5.906cm" svg:y="4.573cm">
                <draw:text-box>
                  <text:p><text:span text:style-name="T3">u</text:span></text:p>
                </draw:text-box>
              </draw:frame>
            </draw:g>
            <draw:g>
              <draw:frame draw:style-name="gr8" draw:text-style-name="P8" draw:layer="layout" svg:width="0.142cm" svg:height="0.357cm" svg:x="3.9cm" svg:y="1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142cm" svg:height="0.357cm" svg:x="3.9cm" svg:y="3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142cm" svg:height="0.357cm" svg:x="5.9cm" svg:y="1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675cm" svg:height="0.357cm" svg:x="5.9cm" svg:y="3.561cm">
                <draw:text-box>
                  <text:p><text:span text:style-name="T4">ζ(i, j)</text:span></text:p>
                </draw:text-box>
              </draw:frame>
              <draw:custom-shape draw:style-name="gr10" draw:text-style-name="P1" draw:layer="layout" svg:width="0.5cm" svg:height="0.5cm" svg:x="5.739cm" svg:y="1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9" draw:layer="layout" svg:width="0.353cm" svg:height="0.712cm" svg:x="1cm" svg:y="0.5cm">
              <draw:text-box>
                <text:p text:style-name="P9">a</text:p>
              </draw:text-box>
            </draw:frame>
          </draw:g>
          <draw:g>
            <draw:g>
              <draw:custom-shape draw:style-name="gr1" draw:text-style-name="P1" draw:layer="layout" svg:width="4cm" svg:height="4cm" svg:x="10.605cm" svg:y="0.761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2.004cm" svg:height="2.004cm" svg:x="12.599cm" svg:y="0.76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3" draw:text-style-name="P1" draw:layer="layout" svg:x1="9.9cm" svg:y1="0.761cm" svg:x2="15.4cm" svg:y2="0.761cm">
                <text:p/>
              </draw:line>
              <draw:line draw:style-name="gr3" draw:text-style-name="P1" draw:layer="layout" svg:x1="9.9cm" svg:y1="4.761cm" svg:x2="15.4cm" svg:y2="4.761cm">
                <text:p/>
              </draw:line>
              <draw:line draw:style-name="gr3" draw:text-style-name="P1" draw:layer="layout" svg:x1="9.9cm" svg:y1="2.757cm" svg:x2="15.4cm" svg:y2="2.761cm">
                <text:p/>
              </draw:line>
              <draw:line draw:style-name="gr3" draw:text-style-name="P1" draw:layer="layout" svg:x1="14.592cm" svg:y1="0.538cm" svg:x2="14.589cm" svg:y2="5.6cm">
                <text:p/>
              </draw:line>
              <draw:line draw:style-name="gr3" draw:text-style-name="P1" draw:layer="layout" svg:x1="12.587cm" svg:y1="0.538cm" svg:x2="12.589cm" svg:y2="5.6cm">
                <text:p/>
              </draw:line>
              <draw:line draw:style-name="gr3" draw:text-style-name="P1" draw:layer="layout" svg:x1="10.592cm" svg:y1="0.538cm" svg:x2="10.589cm" svg:y2="5.6cm">
                <text:p/>
              </draw:line>
              <draw:circle draw:style-name="gr4" draw:text-style-name="P2" draw:layer="layout" svg:width="0.2cm" svg:height="0.2cm" svg:x="10.489cm" svg:y="0.661cm">
                <text:p/>
              </draw:circle>
              <draw:circle draw:style-name="gr4" draw:text-style-name="P2" draw:layer="layout" svg:width="0.2cm" svg:height="0.2cm" svg:x="12.489cm" svg:y="0.661cm">
                <text:p/>
              </draw:circle>
              <draw:circle draw:style-name="gr4" draw:text-style-name="P2" draw:layer="layout" svg:width="0.2cm" svg:height="0.2cm" svg:x="10.489cm" svg:y="2.661cm">
                <text:p/>
              </draw:circle>
              <draw:circle draw:style-name="gr4" draw:text-style-name="P2" draw:layer="layout" svg:width="0.2cm" svg:height="0.2cm" svg:x="12.489cm" svg:y="2.661cm">
                <text:p/>
              </draw:circle>
              <draw:circle draw:style-name="gr4" draw:text-style-name="P2" draw:layer="layout" svg:width="0.2cm" svg:height="0.2cm" svg:x="10.489cm" svg:y="4.661cm">
                <text:p/>
              </draw:circle>
              <draw:circle draw:style-name="gr4" draw:text-style-name="P2" draw:layer="layout" svg:width="0.2cm" svg:height="0.2cm" svg:x="12.489cm" svg:y="4.661cm">
                <text:p/>
              </draw:circle>
              <draw:frame draw:style-name="gr5" draw:layer="layout" svg:width="0.074cm" svg:height="0.357cm" draw:transform="rotate (-1.5707963267949) translate (12.755cm 5.762cm)">
                <draw:text-box>
                  <text:p>i</text:p>
                </draw:text-box>
              </draw:frame>
              <draw:frame draw:style-name="gr5" draw:layer="layout" svg:width="0.705cm" svg:height="0.357cm" draw:transform="rotate (-1.5707963267949) translate (13.742cm 5.762cm)">
                <draw:text-box>
                  <text:p>i+1/2</text:p>
                </draw:text-box>
              </draw:frame>
              <draw:frame draw:style-name="gr5" draw:layer="layout" svg:width="0.438cm" svg:height="0.357cm" draw:transform="rotate (-1.5707963267949) translate (14.833cm 5.762cm)">
                <draw:text-box>
                  <text:p>i+1</text:p>
                </draw:text-box>
              </draw:frame>
              <draw:frame draw:style-name="gr5" draw:layer="layout" svg:width="0.074cm" svg:height="0.357cm" svg:x="9.493cm" svg:y="2.562cm">
                <draw:text-box>
                  <text:p>j</text:p>
                </draw:text-box>
              </draw:frame>
              <draw:frame draw:style-name="gr5" draw:layer="layout" svg:width="0.705cm" svg:height="0.357cm" svg:x="9.132cm" svg:y="3.543cm">
                <draw:text-box>
                  <text:p>j+1/2</text:p>
                </draw:text-box>
              </draw:frame>
              <draw:frame draw:style-name="gr5" draw:layer="layout" svg:width="0.438cm" svg:height="0.357cm" svg:x="9.293cm" svg:y="4.582cm">
                <draw:text-box>
                  <text:p>j+1</text:p>
                </draw:text-box>
              </draw:frame>
              <draw:frame draw:style-name="gr5" draw:layer="layout" svg:width="0.535cm" svg:height="0.357cm" svg:x="12.7cm" svg:y="2.75cm">
                <draw:text-box>
                  <text:p>(i, j)</text:p>
                </draw:text-box>
              </draw:frame>
              <draw:circle draw:style-name="gr4" draw:text-style-name="P2" draw:layer="layout" svg:width="0.2cm" svg:height="0.2cm" svg:x="14.489cm" svg:y="0.661cm">
                <text:p/>
              </draw:circle>
              <draw:circle draw:style-name="gr4" draw:text-style-name="P2" draw:layer="layout" svg:width="0.2cm" svg:height="0.2cm" svg:x="14.489cm" svg:y="2.661cm">
                <text:p/>
              </draw:circle>
              <draw:circle draw:style-name="gr4" draw:text-style-name="P2" draw:layer="layout" svg:width="0.2cm" svg:height="0.2cm" svg:x="14.489cm" svg:y="4.661cm">
                <text:p/>
              </draw:circle>
              <draw:frame draw:style-name="gr5" draw:layer="layout" svg:width="0.18cm" svg:height="0.357cm" svg:x="13cm" svg:y="2.06cm">
                <draw:text-box>
                  <text:p>1</text:p>
                </draw:text-box>
              </draw:frame>
              <draw:frame draw:style-name="gr5" draw:layer="layout" svg:width="0.18cm" svg:height="0.357cm" svg:x="13cm" svg:y="3.087cm">
                <draw:text-box>
                  <text:p>2</text:p>
                </draw:text-box>
              </draw:frame>
              <draw:frame draw:style-name="gr5" draw:layer="layout" svg:width="0.18cm" svg:height="0.357cm" svg:x="12cm" svg:y="3.087cm">
                <draw:text-box>
                  <text:p>3</text:p>
                </draw:text-box>
              </draw:frame>
              <draw:frame draw:style-name="gr5" draw:layer="layout" svg:width="0.18cm" svg:height="0.357cm" svg:x="12cm" svg:y="2.06cm">
                <draw:text-box>
                  <text:p>4</text:p>
                </draw:text-box>
              </draw:frame>
              <draw:frame draw:style-name="gr5" draw:layer="layout" svg:width="0.18cm" svg:height="0.357cm" svg:x="14cm" svg:y="3.087cm">
                <draw:text-box>
                  <text:p>3</text:p>
                </draw:text-box>
              </draw:frame>
              <draw:frame draw:style-name="gr5" draw:layer="layout" svg:width="0.18cm" svg:height="0.357cm" svg:x="14cm" svg:y="2.06cm">
                <draw:text-box>
                  <text:p>4</text:p>
                </draw:text-box>
              </draw:frame>
              <draw:frame draw:style-name="gr5" draw:layer="layout" svg:width="0.18cm" svg:height="0.357cm" svg:x="11cm" svg:y="2.06cm">
                <draw:text-box>
                  <text:p>1</text:p>
                </draw:text-box>
              </draw:frame>
              <draw:frame draw:style-name="gr5" draw:layer="layout" svg:width="0.18cm" svg:height="0.357cm" svg:x="11cm" svg:y="3.087cm">
                <draw:text-box>
                  <text:p>2</text:p>
                </draw:text-box>
              </draw:frame>
              <draw:frame draw:style-name="gr5" draw:layer="layout" svg:width="0.18cm" svg:height="0.357cm" svg:x="11cm" svg:y="4.06cm">
                <draw:text-box>
                  <text:p>1</text:p>
                </draw:text-box>
              </draw:frame>
              <draw:frame draw:style-name="gr5" draw:layer="layout" svg:width="0.18cm" svg:height="0.357cm" svg:x="13cm" svg:y="4.06cm">
                <draw:text-box>
                  <text:p>1</text:p>
                </draw:text-box>
              </draw:frame>
              <draw:frame draw:style-name="gr5" draw:layer="layout" svg:width="0.18cm" svg:height="0.357cm" svg:x="12cm" svg:y="4.06cm">
                <draw:text-box>
                  <text:p>4</text:p>
                </draw:text-box>
              </draw:frame>
              <draw:frame draw:style-name="gr5" draw:layer="layout" svg:width="0.18cm" svg:height="0.357cm" svg:x="14cm" svg:y="4.06cm">
                <draw:text-box>
                  <text:p>4</text:p>
                </draw:text-box>
              </draw:frame>
              <draw:frame draw:style-name="gr5" draw:layer="layout" svg:width="0.18cm" svg:height="0.357cm" svg:x="13cm" svg:y="1.087cm">
                <draw:text-box>
                  <text:p>2</text:p>
                </draw:text-box>
              </draw:frame>
              <draw:frame draw:style-name="gr5" draw:layer="layout" svg:width="0.18cm" svg:height="0.357cm" svg:x="12cm" svg:y="1.087cm">
                <draw:text-box>
                  <text:p>3</text:p>
                </draw:text-box>
              </draw:frame>
              <draw:frame draw:style-name="gr5" draw:layer="layout" svg:width="0.18cm" svg:height="0.357cm" svg:x="14cm" svg:y="1.087cm">
                <draw:text-box>
                  <text:p>3</text:p>
                </draw:text-box>
              </draw:frame>
              <draw:frame draw:style-name="gr5" draw:layer="layout" svg:width="0.18cm" svg:height="0.357cm" svg:x="11cm" svg:y="1.087cm">
                <draw:text-box>
                  <text:p>2</text:p>
                </draw:text-box>
              </draw:frame>
            </draw:g>
            <draw:line draw:style-name="gr6" draw:text-style-name="P4" draw:layer="layout" svg:x1="11.2cm" svg:y1="7.2cm" svg:x2="14.2cm" svg:y2="7.2cm">
              <text:p text:style-name="P3"><text:span text:style-name="T1">longitude</text:span></text:p>
              <text:p text:style-name="P3"><text:span text:style-name="T1">dimension n° 1</text:span></text:p>
            </draw:line>
            <draw:g>
              <draw:line draw:style-name="gr7" draw:text-style-name="P1" draw:layer="layout" svg:x1="9.9cm" svg:y1="1.761cm" svg:x2="15.4cm" svg:y2="1.761cm">
                <text:p/>
              </draw:line>
              <draw:line draw:style-name="gr7" draw:text-style-name="P1" draw:layer="layout" svg:x1="10.592cm" svg:y1="1.038cm" svg:x2="10.589cm" svg:y2="5.361cm">
                <text:p/>
              </draw:line>
              <draw:frame draw:style-name="gr8" draw:text-style-name="P5" draw:layer="layout" svg:width="0.159cm" svg:height="0.357cm" svg:x="10.5cm" svg:y="1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159cm" svg:height="0.357cm" svg:x="12.5cm" svg:y="1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159cm" svg:height="0.357cm" svg:x="14.5cm" svg:y="1.561cm">
                <draw:text-box>
                  <text:p><text:span text:style-name="T2">v</text:span></text:p>
                </draw:text-box>
              </draw:frame>
              <draw:line draw:style-name="gr7" draw:text-style-name="P1" draw:layer="layout" svg:x1="9.9cm" svg:y1="3.761cm" svg:x2="15.4cm" svg:y2="3.761cm">
                <text:p/>
              </draw:line>
              <draw:frame draw:style-name="gr8" draw:text-style-name="P5" draw:layer="layout" svg:width="0.159cm" svg:height="0.357cm" svg:x="10.5cm" svg:y="3.561cm">
                <draw:text-box>
                  <text:p><text:span text:style-name="T2">v</text:span></text:p>
                </draw:text-box>
              </draw:frame>
              <draw:frame draw:style-name="gr8" draw:text-style-name="P5" draw:layer="layout" svg:width="0.692cm" svg:height="0.357cm" svg:x="12.5cm" svg:y="3.561cm">
                <draw:text-box>
                  <text:p><text:span text:style-name="T2">v(i, j)</text:span></text:p>
                </draw:text-box>
              </draw:frame>
              <draw:frame draw:style-name="gr8" draw:text-style-name="P5" draw:layer="layout" svg:width="0.159cm" svg:height="0.357cm" svg:x="14.5cm" svg:y="3.561cm">
                <draw:text-box>
                  <text:p><text:span text:style-name="T2">v</text:span></text:p>
                </draw:text-box>
              </draw:frame>
            </draw:g>
            <draw:g>
              <draw:line draw:style-name="gr9" draw:text-style-name="P6" draw:layer="layout" svg:x1="10.4cm" svg:y1="0.761cm" svg:x2="15cm" svg:y2="0.761cm">
                <text:p/>
              </draw:line>
              <draw:line draw:style-name="gr9" draw:text-style-name="P6" draw:layer="layout" svg:x1="10.4cm" svg:y1="4.761cm" svg:x2="14.469cm" svg:y2="4.761cm">
                <text:p/>
              </draw:line>
              <draw:line draw:style-name="gr9" draw:text-style-name="P6" draw:layer="layout" svg:x1="10.4cm" svg:y1="2.757cm" svg:x2="14.469cm" svg:y2="2.761cm">
                <text:p/>
              </draw:line>
              <draw:line draw:style-name="gr9" draw:text-style-name="P6" draw:layer="layout" svg:x1="11.589cm" svg:y1="0.261cm" svg:x2="11.6cm" svg:y2="5.6cm">
                <text:p/>
              </draw:line>
              <draw:frame draw:style-name="gr8" draw:text-style-name="P7" draw:layer="layout" svg:width="0.18cm" svg:height="0.357cm" svg:x="11.506cm" svg:y="0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18cm" svg:height="0.357cm" svg:x="11.506cm" svg:y="2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18cm" svg:height="0.357cm" svg:x="11.506cm" svg:y="4.573cm">
                <draw:text-box>
                  <text:p><text:span text:style-name="T3">u</text:span></text:p>
                </draw:text-box>
              </draw:frame>
              <draw:line draw:style-name="gr9" draw:text-style-name="P6" draw:layer="layout" svg:x1="13.589cm" svg:y1="0.261cm" svg:x2="13.6cm" svg:y2="5.6cm">
                <text:p/>
              </draw:line>
              <draw:frame draw:style-name="gr8" draw:text-style-name="P7" draw:layer="layout" svg:width="0.18cm" svg:height="0.357cm" svg:x="13.506cm" svg:y="0.573cm">
                <draw:text-box>
                  <text:p><text:span text:style-name="T3">u</text:span></text:p>
                </draw:text-box>
              </draw:frame>
              <draw:frame draw:style-name="gr8" draw:text-style-name="P7" draw:layer="layout" svg:width="0.713cm" svg:height="0.357cm" svg:x="13.506cm" svg:y="2.573cm">
                <draw:text-box>
                  <text:p><text:span text:style-name="T3">u(i, j)</text:span></text:p>
                </draw:text-box>
              </draw:frame>
              <draw:frame draw:style-name="gr8" draw:text-style-name="P7" draw:layer="layout" svg:width="0.18cm" svg:height="0.357cm" svg:x="13.506cm" svg:y="4.573cm">
                <draw:text-box>
                  <text:p><text:span text:style-name="T3">u</text:span></text:p>
                </draw:text-box>
              </draw:frame>
            </draw:g>
            <draw:g>
              <draw:frame draw:style-name="gr8" draw:text-style-name="P8" draw:layer="layout" svg:width="0.142cm" svg:height="0.357cm" svg:x="11.5cm" svg:y="1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142cm" svg:height="0.357cm" svg:x="11.5cm" svg:y="3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142cm" svg:height="0.357cm" svg:x="13.5cm" svg:y="1.561cm">
                <draw:text-box>
                  <text:p><text:span text:style-name="T4">ζ</text:span></text:p>
                </draw:text-box>
              </draw:frame>
              <draw:frame draw:style-name="gr8" draw:text-style-name="P8" draw:layer="layout" svg:width="0.675cm" svg:height="0.357cm" svg:x="13.5cm" svg:y="3.561cm">
                <draw:text-box>
                  <text:p><text:span text:style-name="T4">ζ(i, j)</text:span></text:p>
                </draw:text-box>
              </draw:frame>
              <draw:custom-shape draw:style-name="gr10" draw:text-style-name="P1" draw:layer="layout" svg:width="0.5cm" svg:height="0.5cm" svg:x="13.339cm" svg:y="1.5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9" draw:layer="layout" svg:width="0.353cm" svg:height="0.712cm" svg:x="9cm" svg:y="0.559cm">
              <draw:text-box>
                <text:p text:style-name="P9">b</text:p>
              </draw:text-box>
            </draw:frame>
          </draw:g>
          <draw:circle draw:style-name="gr4" draw:text-style-name="P2" draw:layer="layout" svg:width="0.2cm" svg:height="0.2cm" svg:x="1.1cm" svg:y="6.201cm">
            <text:p/>
          </draw:circle>
          <draw:frame draw:style-name="gr5" draw:layer="layout" svg:width="0.87cm" svg:height="0.357cm" svg:x="1.493cm" svg:y="6.101cm">
            <draw:text-box>
              <text:p>T, <text:span text:style-name="T5">θ</text:span><text:span text:style-name="T6">, q</text:span></text:p>
            </draw:text-box>
          </draw:frame>
          <draw:line draw:style-name="gr11" draw:text-style-name="P10" draw:layer="layout" svg:x1="0.51cm" svg:y1="1.3cm" svg:x2="0.51cm" svg:y2="4.6cm">
            <text:p text:style-name="P3"><text:span text:style-name="T7">latitude</text:span></text:p>
            <text:p text:style-name="P3"><text:span text:style-name="T7">dimension n° 2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9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13:54:26</meta:creation-date>
    <dc:title>Graphiques</dc:title>
    <meta:editing-duration>PT2H38M36S</meta:editing-duration>
    <meta:editing-cycles>22</meta:editing-cycles>
    <meta:generator>LibreOffice/3.5$Linux_X86_64 LibreOffice_project/350m1$Build-2</meta:generator>
    <meta:initial-creator>GUEZ Lionel</meta:initial-creator>
    <dc:date>2014-04-03T15:17:53</dc:date>
    <dc:creator>GUEZ Lionel</dc:creator>
    <meta:printed-by>GUEZ Lionel</meta:printed-by>
    <meta:print-date>2014-03-21T15:40:05</meta:print-date>
    <meta:document-statistic meta:object-count="150"/>
    <meta:template xlink:type="simple" xlink:actuate="onRequest" xlink:title="Graphiques" xlink:href="../../../.config/libreoffice/3/user/template/Graphiques.otg" meta:date="2014-03-21T13:54:26"/>
  </office:meta>
</office:document-meta>
</file>